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7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calculation-settings table:null-year="1941"/>
      <table:table table:name="calculations" table:style-name="ta1" table:print="false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>
            <text:p>1.8 offse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Vin</text:p>
          </table:table-cell>
          <table:table-cell office:value-type="float" office:value="4.5">
            <text:p>4.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Vout</text:p>
          </table:table-cell>
          <table:table-cell office:value-type="float" office:value="1.8">
            <text:p>1.8</text:p>
          </table:table-cell>
          <table:table-cell office:value-type="string">
            <text:p>R1</text:p>
          </table:table-cell>
          <table:table-cell office:value-type="float" office:value="510">
            <text:p>510</text:p>
          </table:table-cell>
          <table:table-cell office:value-type="string">
            <text:p>Vout</text:p>
          </table:table-cell>
          <table:table-cell table:formula="of:=[.C7]*[.E9]/([.E8]+[.E9])" office:value-type="float" office:value="1.76785714285714">
            <text:p>1.7678571429</text:p>
          </table:table-cell>
          <table:table-cell/>
        </table:table-row>
        <table:table-row table:style-name="ro2">
          <table:table-cell/>
          <table:table-cell office:value-type="string">
            <text:p>Rout</text:p>
          </table:table-cell>
          <table:table-cell office:value-type="float" office:value="200">
            <text:p>200</text:p>
          </table:table-cell>
          <table:table-cell office:value-type="string">
            <text:p>R2</text:p>
          </table:table-cell>
          <table:table-cell office:value-type="float" office:value="330">
            <text:p>330</text:p>
          </table:table-cell>
          <table:table-cell office:value-type="string">
            <text:p>Rp</text:p>
          </table:table-cell>
          <table:table-cell table:formula="of:=[.E9]*[.E8]/([.E9]+[.E8])" office:value-type="float" office:value="200.357142857143">
            <text:p>200.357142857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table:formula="of:=[.C7]/([.E8]+[.E9])" office:value-type="float" office:value="0.00535714285714286">
            <text:p>0.00535714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1</text:p>
          </table:table-cell>
          <table:table-cell table:formula="of:=200/([.C8]/[.C7])" office:value-type="float" office:value="500">
            <text:p>50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2</text:p>
          </table:table-cell>
          <table:table-cell table:formula="of:=1/(1/[.C9]-1/[.C11])" office:value-type="float" office:value="333.333333333333">
            <text:p>333.3333333333</text:p>
          </table:table-cell>
          <table:table-cell/>
          <table:table-cell office:value-type="string">
            <text:p>Ioffs</text:p>
          </table:table-cell>
          <table:table-cell/>
          <table:table-cell table:formula="of:=([.G8]-[.G19])/[.G9]" office:value-type="float" office:value="0.00435335652354499">
            <text:p>0.0043533565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Ioffsp</text:p>
          </table:table-cell>
          <table:table-cell/>
          <table:table-cell table:formula="of:=[.G19]/200" office:value-type="float" office:value="0.00447815533980583">
            <text:p>0.0044781553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Vcom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Vin</text:p>
          </table:table-cell>
          <table:table-cell table:formula="of:=[.C7]" office:value-type="float" office:value="4.5">
            <text:p>4.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Vout</text:p>
          </table:table-cell>
          <table:table-cell office:value-type="float" office:value="0.9">
            <text:p>0.9</text:p>
          </table:table-cell>
          <table:table-cell office:value-type="string">
            <text:p>R1</text:p>
          </table:table-cell>
          <table:table-cell table:formula="of:=[.C22]" office:value-type="float" office:value="33000">
            <text:p>33000</text:p>
          </table:table-cell>
          <table:table-cell office:value-type="string">
            <text:p>Vout</text:p>
          </table:table-cell>
          <table:table-cell table:formula="of:=[.C18]*[.E20]/([.E19]+[.E20])" office:value-type="float" office:value="0.895631067961165">
            <text:p>0.895631068</text:p>
          </table:table-cell>
          <table:table-cell/>
        </table:table-row>
        <table:table-row table:style-name="ro2">
          <table:table-cell/>
          <table:table-cell office:value-type="string">
            <text:p>Rout</text:p>
          </table:table-cell>
          <table:table-cell table:formula="of:=[.E19]*[.E20]/([.E19]+[.E20])" office:value-type="float" office:value="6567.96116504854">
            <text:p>6567.9611650486</text:p>
          </table:table-cell>
          <table:table-cell office:value-type="string">
            <text:p>R2</text:p>
          </table:table-cell>
          <table:table-cell office:value-type="float" office:value="8200">
            <text:p>8200</text:p>
          </table:table-cell>
          <table:table-cell office:value-type="string">
            <text:p>Rp</text:p>
          </table:table-cell>
          <table:table-cell table:formula="of:=[.E20]*[.E19]/([.E20]+[.E19])" office:value-type="float" office:value="6567.96116504854">
            <text:p>6567.9611650486</text:p>
          </table:table-cell>
          <table:table-cell/>
        </table:table-row>
        <table:table-row table:style-name="ro1">
          <table:table-cell/>
          <table:table-cell office:value-type="string">
            <text:p>k</text:p>
          </table:table-cell>
          <table:table-cell table:formula="of:=[.C19]/[.C18]" office:value-type="float" office:value="0.2">
            <text:p>0.2</text:p>
          </table:table-cell>
          <table:table-cell office:value-type="string">
            <text:p>I</text:p>
          </table:table-cell>
          <table:table-cell table:formula="of:=[.C18]/([.E19]+[.E20])" office:value-type="float" office:value="0.000109223300970874">
            <text:p>0.000109223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2</text:p>
          </table:table-cell>
          <table:table-cell table:formula="of:=([.C21]*[.C22]/(1-[.C21]))" office:value-type="float" office:value="8250">
            <text:p>8250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V 4.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out=Vref( 1+R31/R30)+ Iadj*R31</text:p>
          </table:table-cell>
          <table:table-cell table:number-columns-repeated="2"/>
          <table:table-cell office:value-type="string">
            <text:p>5V</text:p>
          </table:table-cell>
          <table:table-cell table:number-columns-repeated="2"/>
          <table:table-cell office:value-type="string">
            <text:p>4.5V</text:p>
          </table:table-cell>
        </table:table-row>
        <table:table-row table:style-name="ro2">
          <table:table-cell table:number-columns-repeated="4"/>
          <table:table-cell office:value-type="string">
            <text:p>Vou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/>
          <table:table-cell table:formula="of:=[.C32]*(1+[.C30]/[.C31])+[.C33]*[.C30]" office:value-type="float" office:value="5.11787878787879">
            <text:p>5.1178787879</text:p>
          </table:table-cell>
          <table:table-cell table:formula="of:=[.F36]*[.F37]/([.F37]+[.F36])" office:value-type="float" office:value="836.065573770492">
            <text:p>836.0655737705</text:p>
          </table:table-cell>
          <table:table-cell/>
          <table:table-cell table:formula="of:=[.F32]*(1+[.F30]/[.F31])+[.F33]*[.F30]" office:value-type="float" office:value="4.48380029806259">
            <text:p>4.4838002981</text:p>
          </table:table-cell>
        </table:table-row>
        <table:table-row table:style-name="ro1">
          <table:table-cell/>
          <table:table-cell office:value-type="string">
            <text:p>R32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330">
            <text:p>33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ref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25">
            <text:p>1.2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adj</text:p>
          </table:table-cell>
          <table:table-cell table:style-name="ce1" office:value-type="float" office:value="0.00008">
            <text:p>8.00E-005</text:p>
          </table:table-cell>
          <table:table-cell table:number-columns-repeated="2"/>
          <table:table-cell table:style-name="ce1" office:value-type="float" office:value="0.00008">
            <text:p>8.00E-00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31p</text:p>
          </table:table-cell>
          <table:table-cell office:value-type="float" office:value="5100">
            <text:p>5100</text:p>
          </table:table-cell>
          <table:table-cell table:number-columns-repeated="2"/>
        </table:table-row>
      </table:table>
      <table:table table:name="patchdescription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changes on sheet 4/4 <text:s/>( power and I2C) </text:p>
          </table:table-cell>
          <table:table-cell table:number-columns-repeated="3"/>
        </table:table-row>
        <table:table-row table:style-name="ro1">
          <table:table-cell office:value-type="string">
            <text:p>in order as listed here not in order of numbering ( numbering is for documentation)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ictur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olamp_v2_1_vadj</text:p>
          </table:table-cell>
          <table:table-cell office:value-type="string">
            <text:p>Remove 2 pins header X2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1 to have 4.5 V power analogue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 to have 4.5 V power digital to check if we can run with 1 power supply.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olamp_v2_1_vee</text:p>
          </table:table-cell>
          <table:table-cell office:value-type="string">
            <text:p>Take 3 pin header, bend pin 1 to back</text:p>
          </table:table-cell>
        </table:table-row>
        <table:table-row table:style-name="ro2">
          <table:table-cell/>
          <table:table-cell office:value-type="string">
            <text:p>f</text:p>
          </table:table-cell>
          <table:table-cell office:value-type="string">
            <text:p>solamp_v2_1_vee</text:p>
          </table:table-cell>
          <table:table-cell office:value-type="string">
            <text:p>glue a kapton tape over R3 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Place 3 pin header in power socket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solamp_v2_1_vee</text:p>
          </table:table-cell>
          <table:table-cell office:value-type="string">
            <text:p>Place zener diode 4.7V with kathode in T9 (farnell order code 1861446)</text:p>
          </table:table-cell>
        </table:table-row>
        <table:table-row table:style-name="ro2">
          <table:table-cell/>
          <table:table-cell office:value-type="string">
            <text:p>e</text:p>
          </table:table-cell>
          <table:table-cell office:value-type="string">
            <text:p>solamp_v2_1_vee</text:p>
          </table:table-cell>
          <table:table-cell office:value-type="string">
            <text:p>connect pin 1 X2 to zener diode and all Vee inputs of the amplier ( see 4) 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office:value-type="string">
            <text:p>connect SCL and SDA with extern SCL and extern SDA on the place U8. </text:p>
          </table:table-cell>
        </table:table-row>
        <table:table-row table:style-name="ro1">
          <table:table-cell office:value-type="string">
            <text:p>changes on the amplifier ( all 8x) 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solamp_v2_1_adccap</text:p>
          </table:table-cell>
          <table:table-cell office:value-type="string">
            <text:p>lift pin 6 of Dx:U1 <text:s/>( 8x )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solamp_v2_1_adccap</text:p>
          </table:table-cell>
          <table:table-cell office:value-type="string">
            <text:p>place a 10nF ( 403 case ) between ground and pin 6 Dx:U1 (8x)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connect VEE to pin 6 of Dx:U1 (8x)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44 place 200 ohm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200 ohm on C44 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string">
            <text:p>+1.8 V 200ohm 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34 place 200 ohm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330ohm on location C34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solamp_v2_1_v5c</text:p>
          </table:table-cell>
          <table:table-cell office:value-type="string">
            <text:p>on top <text:s/>place a resistor 510 ohm and a capacitor 100n <text:s/>in tent </text:p>
          </table:table-cell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solamp_v2_1_v5c</text:p>
          </table:table-cell>
          <table:table-cell office:value-type="string">
            <text:p>connect the top of the tent to V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solamp_v2_1_com</text:p>
          </table:table-cell>
          <table:table-cell office:value-type="string">
            <text:p>place 8K2 over C7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solamp_v2_1_com</text:p>
          </table:table-cell>
          <table:table-cell office:value-type="string">
            <text:p>place a 33K resistor on the via's between Dx:C1 and Dx:C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compsideall</text:p>
          </table:table-cell>
          <table:table-cell office:value-type="string">
            <text:p>mark version as 2.1 on top 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soldsideall</text:p>
          </table:table-cell>
          <table:table-cell office:value-type="string">
            <text:p>mark version as 2.1 on bottom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4/26/2016</text:date>, <text:time>18:2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4-22T12:51:32.62</meta:creation-date>
    <dc:date>2016-04-26T18:20:55.99</dc:date>
    <dc:creator>Wim Beaumont</dc:creator>
    <meta:editing-duration>P1DT8H43M26S</meta:editing-duration>
    <meta:editing-cycles>17</meta:editing-cycles>
    <meta:generator>OpenOffice/4.1.1$Win32 OpenOffice.org_project/411m6$Build-9775</meta:generator>
    <meta:document-statistic meta:table-count="3" meta:cell-count="148" meta:object-count="0"/>
  </office:meta>
</office:document-meta>
</file>